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532158C6F6295C9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.2083in" loext:contextual-spacing="false" fo:text-indent="0in" style:auto-text-indent="false"/>
    </style:style>
    <style:style style:name="P5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loext:padding="0in" loext:border="none"/>
    </style:style>
    <style:style style:name="P6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P7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8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loext:padding="0in" loext:border="none"/>
    </style:style>
    <style:style style:name="P9" style:family="paragraph" style:parent-style-name="Text_20_body">
      <style:paragraph-properties fo:margin-left="0.1043in" fo:margin-right="0.1043in" fo:margin-top="0.1043in" fo:margin-bottom="0.1043in" loext:contextual-spacing="false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 style:font-name-asian="Verdana" style:font-size-asian="9pt" style:font-style-asian="normal" style:font-weight-asian="normal" style:font-name-complex="Verdana" style:font-size-complex="9pt" style:font-style-complex="normal" style:font-weight-complex="normal" loext:padding="0in" loext:border="none"/>
    </style:style>
    <style:style style:name="P10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</style:style>
    <style:style style:name="P11" style:family="paragraph" style:parent-style-name="Text_20_body">
      <style:paragraph-properties fo:margin-left="0.1043in" fo:margin-right="0.1043in" fo:margin-top="0in" fo:margin-bottom="0in" loext:contextual-spacing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12" style:family="paragraph" style:parent-style-name="Heading_20_3">
      <style:paragraph-properties fo:margin-left="0in" fo:margin-right="0in" fo:margin-top="0.1043in" fo:margin-bottom="0.1043in" loext:contextual-spacing="false" fo:line-height="150%" fo:text-indent="0in" style:auto-text-indent="false" fo:padding="0in" fo:border="none"/>
      <style:text-properties fo:font-variant="normal" fo:text-transform="none" fo:color="#000000" fo:letter-spacing="normal" style:font-name-asian="Verdana" style:font-size-asian="12pt" style:font-style-asian="normal" style:font-weight-asian="bold" loext:padding="0in" loext:border="none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fo:letter-spacing="normal" fo:background-color="#f5f5f5" loext:padding="0.052in" loext:border="0.06pt solid #cccccc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052in" loext:border="0.06pt solid #cccccc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052in" loext:border="0.06pt solid #cccccc"/>
    </style:style>
    <style:style style:name="P16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052in" loext:border="0.06pt solid #cccccc"/>
    </style:style>
    <style:style style:name="P18" style:family="paragraph" style:parent-style-name="Heading_20_1">
      <style:paragraph-properties fo:margin-left="0in" fo:margin-right="0in" fo:margin-top="0.1043in" fo:margin-bottom="0.1043in" loext:contextual-spacing="false" fo:line-height="150%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19" style:family="paragraph" style:parent-style-name="Heading_20_1">
      <style:paragraph-properties fo:margin-left="0in" fo:margin-right="0in" fo:margin-top="0.1043in" fo:margin-bottom="0.1043in" loext:contextual-spacing="false" fo:line-height="150%" fo:text-indent="0in" style:auto-text-indent="false" fo:padding="0in" fo:border="none"/>
      <style:text-properties fo:font-variant="normal" fo:text-transform="none" fo:color="#000000" fo:letter-spacing="normal" officeooo:paragraph-rsid="000ae030" loext:padding="0in" loext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Verdana" fo:font-size="21pt" fo:font-style="normal" fo:font-weight="bold"/>
    </style:style>
    <style:style style:name="T3" style:family="text">
      <style:text-properties style:font-name="Verdana" fo:font-size="9pt" fo:font-style="normal" fo:font-weight="normal"/>
    </style:style>
    <style:style style:name="T4" style:family="text">
      <style:text-properties fo:font-variant="normal" fo:text-transform="none" fo:color="#ff6600" style:text-line-through-style="none" style:text-line-through-type="none" style:font-name="Verdana" fo:font-size="11.25pt" fo:letter-spacing="normal" fo:font-style="normal" style:text-underline-style="none" fo:font-weight="bold" style:text-blinking="false" loext:padding="0in" loext:border="none"/>
    </style:style>
    <style:style style:name="T5" style:family="text">
      <style:text-properties fo:font-variant="normal" fo:text-transform="none" fo:color="#000000" fo:letter-spacing="normal" style:font-name-asian="Verdana" style:font-size-asian="9pt" style:font-style-asian="normal" style:font-weight-asian="normal" loext:padding="0in" loext:border="none"/>
    </style:style>
    <style:style style:name="T6" style:family="text">
      <style:text-properties fo:font-variant="normal" fo:text-transform="none" fo:color="#000000" style:font-name="Verdana" fo:font-size="9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ff0000" fo:letter-spacing="normal" style:font-name-asian="Verdana" style:font-size-asian="9pt" style:font-style-asian="normal" style:font-weight-asian="normal" loext:padding="0in" loext:border="none"/>
    </style:style>
    <style:style style:name="T8" style:family="text">
      <style:text-properties fo:font-variant="normal" fo:text-transform="none" fo:color="#ff0000" style:font-name="Verdana" fo:font-size="9pt" fo:letter-spacing="normal" fo:font-style="normal" fo:font-weight="normal" loext:padding="0in" loext:border="none"/>
    </style:style>
    <style:style style:name="T9" style:family="text">
      <style:text-properties style:font-name-asian="Verdana" style:font-size-asian="21pt" style:font-style-asian="normal" style:font-weight-asian="bold"/>
    </style:style>
    <style:style style:name="T10" style:family="text">
      <style:text-properties officeooo:rsid="000ae030" style:font-name-asian="Verdana" style:font-size-asian="21pt" style:font-style-asian="normal" style:font-weight-asian="bold"/>
    </style:style>
    <style:style style:name="T11" style:family="text">
      <style:text-properties style:font-name-asian="Verdana" style:font-size-asian="9pt" style:font-style-asian="normal" style:font-weight-asian="normal"/>
    </style:style>
    <style:style style:name="T12" style:family="text">
      <style:text-properties fo:color="#ff0000" style:font-name-asian="Verdana" style:font-size-asian="9pt" style:font-style-asian="normal" style:font-weight-asian="normal"/>
    </style:style>
    <style:style style:name="T13" style:family="text">
      <style:text-properties fo:color="#ff0000" style:font-name="Verdana" fo:font-size="9pt" fo:font-style="normal" fo:font-weight="normal"/>
    </style:style>
    <style:style style:name="T14" style:family="text">
      <style:text-properties style:font-name="Courier New" fo:font-size="9pt" fo:font-style="normal" fo:font-weight="normal"/>
    </style:style>
    <style:style style:name="T15" style:family="text">
      <style:text-properties style:font-name="Courier New" fo:font-size="9pt" fo:font-style="normal" fo:font-weight="normal" loext:padding="0in" loext:border="none"/>
    </style:style>
    <style:style style:name="T16" style:family="text">
      <style:text-properties fo:color="#0000ff" style:font-name="Courier New" fo:font-size="9pt" fo:font-style="normal" fo:font-weight="normal" loext:padding="0in" loext:border="none"/>
    </style:style>
    <style:style style:name="T17" style:family="text">
      <style:text-properties fo:color="#0000ff" loext:padding="0in" loext:border="none"/>
    </style:style>
    <style:style style:name="T18" style:family="text">
      <style:text-properties fo:color="#008000" style:font-name="Courier New" fo:font-size="9pt" fo:font-style="normal" fo:font-weight="normal" loext:padding="0in" loext:border="none"/>
    </style:style>
    <style:style style:name="T19" style:family="text">
      <style:text-properties fo:color="#008000" style:font-name-asian="Courier New" style:font-size-asian="9pt" style:font-style-asian="normal" style:font-weight-asian="normal" loext:padding="0in" loext:border="none"/>
    </style:style>
    <style:style style:name="T20" style:family="text">
      <style:text-properties fo:color="#800080" loext:padding="0in" loext:border="none"/>
    </style:style>
    <style:style style:name="T21" style:family="text">
      <style:text-properties fo:color="#80000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ktao/p/8578074.html" text:style-name="Internet_20_link" text:visited-style-name="Visited_20_Internet_20_Link"><text:span text:style-name="T4">typedef</text:span></text:a></text:h>
      <text:section text:style-name="Sect1" text:name="cnblogs_post_body">
        <text:p text:style-name="P4"/>
        <text:section text:style-name="Sect1" text:name="Section1">
          <text:p text:style-name="P5"><text:bookmark text:name="cnblogs_post_body"/>最近面试被问到typedef和define的一些问题，由于很久没用都忘记了，因此在此做一个详细的介绍。</text:p>
          <text:h text:style-name="P18" text:outline-level="1"><text:span text:style-name="T2">1. </text:span><text:span text:style-name="T9">四个用途</text:span></text:h>
          <text:h text:style-name="P12" text:outline-level="3">用途一：</text:h>
          <text:p text:style-name="P10"><text:span text:style-name="Strong_20_Emphasis"><text:span text:style-name="T5">定义一种类型的别名，而不只是简单的宏替换</text:span></text:span><text:span text:style-name="T5">。</text:span><text:span text:style-name="T7">可以用作同时声明指针型的多个对象</text:span><text:span text:style-name="T5">。比如：</text:span></text:p>
          <text:p text:style-name="P13"><text:span text:style-name="T16">char</text:span><text:span text:style-name="T14">* pa, pb; </text:span><text:span text:style-name="T18">// </text:span><text:span text:style-name="T19">这多数不符合我们的意图，它只声明了一个指向字符变量的指针， 和一个字符变量；</text:span></text:p>
          <text:p text:style-name="P6">以下则可行：</text:p>
          <text:p text:style-name="P13"><text:span text:style-name="T14">typedef </text:span><text:span text:style-name="T16">char</text:span><text:span text:style-name="T14">* PCHAR; </text:span><text:span text:style-name="T18">// </text:span><text:span text:style-name="T19">一般用大写</text:span></text:p>
          <text:p text:style-name="P13"><text:span text:style-name="T14">PCHAR pa, pb; </text:span><text:span text:style-name="T18">// </text:span><text:span text:style-name="T19">可行，同时声明了两个指向字符变量的指针</text:span></text:p>
          <text:p text:style-name="P6">虽然：</text:p>
          <text:p text:style-name="P15"><text:span text:style-name="T17">char</text:span> *pa, *pb;</text:p>
          <text:p text:style-name="P7"><text:span text:style-name="T11">也可行，但相对来说没有用</text:span><text:span text:style-name="T3">typedef</text:span><text:span text:style-name="T11">的形式直观，尤其在需要大量指针的地方，</text:span><text:span text:style-name="T3">typedef</text:span><text:span text:style-name="T11">的方式更省事。</text:span></text:p>
          <text:p text:style-name="P7"> </text:p>
          <text:h text:style-name="P12" text:outline-level="3">用途二：</text:h>
          <text:p text:style-name="P7"><text:span text:style-name="T11">用在旧的</text:span><text:span text:style-name="T3">C</text:span><text:span text:style-name="T11">的代码中（具体多旧没有查），帮助</text:span><text:span text:style-name="T3">struct</text:span><text:span text:style-name="T11">。以前的代码中，声明</text:span><text:span text:style-name="T3">struct</text:span><text:span text:style-name="T11">新对象时，必须要带上</text:span><text:span text:style-name="T3">struct</text:span><text:span text:style-name="T11">，即形式为： </text:span><text:span text:style-name="T3">struct </text:span><text:span text:style-name="T11">结构名 对象名，如：</text:span></text:p>
          <text:p text:style-name="P7"> </text:p>
          <text:p text:style-name="P2"><draw:a xlink:type="simple" xlink:href="javascript:void(0);"><draw:frame draw:style-name="fr1" draw:name="Image1" text:anchor-type="as-char" svg:width="0.2291in" svg:height="0.2291in" draw:z-index="0"><draw:image xlink:href="Pictures/100002000000001400000014532158C6F6295C91.gif" xlink:type="simple" xlink:show="embed" xlink:actuate="onLoad"/><svg:title>复制代码</svg:title></draw:frame></draw:a></text:p>
          <text:p text:style-name="P15"><text:span text:style-name="T17">struct</text:span><text:span text:style-name="T1"> tagPOINT1 <text:s/></text:span></text:p>
          <text:p text:style-name="P16">{ <text:s/></text:p>
          <text:p text:style-name="P13"><text:span text:style-name="T1"><text:s text:c="4"/></text:span><text:span text:style-name="T16">int</text:span><text:span text:style-name="T15"> x; <text:s/></text:span></text:p>
          <text:p text:style-name="P13"><text:span text:style-name="T1"><text:s text:c="4"/></text:span><text:span text:style-name="T16">int</text:span><text:span text:style-name="T15"> y; <text:s/></text:span></text:p>
          <text:p text:style-name="P16">}; <text:s/></text:p>
          <text:p text:style-name="P15"><text:span text:style-name="T17">struct</text:span> tagPOINT1 p1; </text:p>
          <text:p text:style-name="P2"><draw:a xlink:type="simple" xlink:href="javascript:void(0);"><draw:frame draw:style-name="fr1" draw:name="Image2" text:anchor-type="as-char" svg:width="0.2291in" svg:height="0.2291in" draw:z-index="1"><draw:image xlink:href="Pictures/100002000000001400000014532158C6F6295C91.gif" xlink:type="simple" xlink:show="embed" xlink:actuate="onLoad"/><svg:title>复制代码</svg:title></draw:frame></draw:a></text:p>
          <text:p text:style-name="P7"><text:soft-page-break/><text:span text:style-name="T11">而在</text:span><text:span text:style-name="T3">C++</text:span><text:span text:style-name="T11">中，则可以直接写：结构名 对象名，即：</text:span></text:p>
          <text:p text:style-name="P8">tagPOINT1 p1;</text:p>
          <text:p text:style-name="P7"><text:span text:style-name="T11">估计某人觉得经常多写一个</text:span><text:span text:style-name="T3">struct</text:span><text:span text:style-name="T11">太麻烦了，于是就发明了： </text:span></text:p>
          <text:p text:style-name="P15">typedef <text:span text:style-name="T17">struct</text:span><text:span text:style-name="T1"> tagPOINT <text:s/></text:span></text:p>
          <text:p text:style-name="P16">{ <text:s/></text:p>
          <text:p text:style-name="P13"><text:span text:style-name="T1"><text:s text:c="4"/></text:span><text:span text:style-name="T16">int</text:span><text:span text:style-name="T15"> x; <text:s/></text:span></text:p>
          <text:p text:style-name="P13"><text:span text:style-name="T1"><text:s text:c="4"/></text:span><text:span text:style-name="T16">int</text:span><text:span text:style-name="T15"> y; <text:s/></text:span></text:p>
          <text:p text:style-name="P16">}POINT; <text:s/></text:p>
          <text:p text:style-name="P13"><text:span text:style-name="T15">POINT p1; </text:span><text:span text:style-name="T18">// </text:span><text:span text:style-name="T19">这样就比原来的方式少写了一个</text:span><text:span text:style-name="T18">struct</text:span><text:span text:style-name="T19">，比较省事，尤其在大量使用的时候 </text:span></text:p>
        </text:section>
        <text:p text:style-name="P9">或许，在C++中，typedef的这种用途二不是很大，但是理解了它，对掌握以前的旧代码还是有帮助的，毕竟我们在项目中有可能会遇到较早些年代遗留下来的代码。</text:p>
        <text:h text:style-name="P12" text:outline-level="3">用途三：</text:h>
        <text:p text:style-name="P10"><text:span text:style-name="Strong_20_Emphasis"><text:span text:style-name="T5">用</text:span></text:span><text:span text:style-name="Strong_20_Emphasis"><text:span text:style-name="T6">typedef</text:span></text:span><text:span text:style-name="Strong_20_Emphasis"><text:span text:style-name="T5">来定义与平台无关的类型。</text:span></text:span><text:span text:style-name="T6"><text:line-break/></text:span><text:span text:style-name="T5">比如定义一个叫 </text:span><text:span text:style-name="T6">REAL </text:span><text:span text:style-name="T5">的浮点类型，在目标平台一上，让它表示最高精度的类型为：</text:span></text:p>
        <text:p text:style-name="P15">typedef <text:span text:style-name="T17">long</text:span> <text:span text:style-name="T17">double</text:span> REAL; </text:p>
        <text:p text:style-name="P7"><text:span text:style-name="T11">在不支持 </text:span><text:span text:style-name="T3">long double </text:span><text:span text:style-name="T11">的平台二上，改为：</text:span></text:p>
        <text:p text:style-name="P15">typedef <text:span text:style-name="T17">double</text:span> REAL; </text:p>
        <text:p text:style-name="P7"><text:span text:style-name="T11">在连 </text:span><text:span text:style-name="T3">double </text:span><text:span text:style-name="T11">都不支持的平台三上，改为：</text:span></text:p>
        <text:p text:style-name="P15">typedef <text:span text:style-name="T17">float</text:span> REAL;  </text:p>
        <text:p text:style-name="P7"> </text:p>
        <text:p text:style-name="P10"><text:span text:style-name="T5">　　也就是说，当跨平台时，只要改下 </text:span><text:span text:style-name="T6">typedef </text:span><text:span text:style-name="T5">本身就行，不用对其他源码做任何修改。标准库就广泛使用了这个技巧，比如</text:span><text:span text:style-name="T6">size_t</text:span><text:span text:style-name="T5">。另外，因为</text:span><text:span text:style-name="T6">typedef</text:span><text:span text:style-name="T5">是定义了一种类型的新别名，不是简单的字符串替换，所以它</text:span><text:span text:style-name="Strong_20_Emphasis"><text:span text:style-name="T5">比宏来得稳健</text:span></text:span><text:span text:style-name="T5">（虽然用宏有时也可以完成以上的用途）。</text:span></text:p>
        <text:h text:style-name="P12" text:outline-level="3">用途四：</text:h>
        <text:p text:style-name="P10"><text:span text:style-name="Strong_20_Emphasis"><text:span text:style-name="T5">为复杂的声明定义一个新的简单的别名。</text:span></text:span><text:span text:style-name="T5">方法是：在原来的声明里逐步用别名替换一部分复杂声明，如此循环，把带变量名的部分留到最后替换，得到的就是原声明的最简化版。举例：</text:span></text:p>
        <text:p text:style-name="P10"><text:span text:style-name="Strong_20_Emphasis"><text:span text:style-name="T6">1. </text:span></text:span><text:span text:style-name="Strong_20_Emphasis"><text:span text:style-name="T5">原声明：</text:span></text:span><text:span text:style-name="Strong_20_Emphasis"><text:span text:style-name="T6">int *(*a[5])(int, char*);</text:span></text:span></text:p>
        <text:p text:style-name="P7"><text:span text:style-name="T11">变量名为</text:span><text:span text:style-name="T3">a</text:span><text:span text:style-name="T11">，直接用一个新别名</text:span><text:span text:style-name="T3">pFun</text:span><text:span text:style-name="T11">替换</text:span><text:span text:style-name="T3">a</text:span><text:span text:style-name="T11">就可以了：</text:span></text:p>
        <text:p text:style-name="P15">typedef <text:span text:style-name="T17">int</text:span> *(*pFun)(<text:span text:style-name="T17">int</text:span>, <text:span text:style-name="T17">char</text:span>*); </text:p>
        <text:p text:style-name="P6">原声明的最简化版：</text:p>
        <text:p text:style-name="P15">pFun a[<text:span text:style-name="T20">5</text:span>];</text:p>
        <text:p text:style-name="P10"><text:soft-page-break/><text:span text:style-name="Strong_20_Emphasis"><text:span text:style-name="T6">2. </text:span></text:span><text:span text:style-name="Strong_20_Emphasis"><text:span text:style-name="T5">原声明：</text:span></text:span><text:span text:style-name="Strong_20_Emphasis"><text:span text:style-name="T6">void (*b[10]) (void (*)());</text:span></text:span><text:span text:style-name="T6"><text:line-break/></text:span><text:span text:style-name="T5">变量名为</text:span><text:span text:style-name="T6">b</text:span><text:span text:style-name="T5">，先替换右边部分括号里的，</text:span><text:span text:style-name="T6">pFunParam</text:span><text:span text:style-name="T5">为别名一：</text:span></text:p>
        <text:p text:style-name="P15">typedef <text:span text:style-name="T17">void</text:span> (*pFunParam)();</text:p>
        <text:p text:style-name="P7"><text:span text:style-name="T11">再替换左边的变量</text:span><text:span text:style-name="T3">b</text:span><text:span text:style-name="T11">，</text:span><text:span text:style-name="T3">pFunx</text:span><text:span text:style-name="T11">为别名二：</text:span></text:p>
        <text:p text:style-name="P15">typedef <text:span text:style-name="T17">void</text:span> (*pFunx)(pFunParam);</text:p>
        <text:p text:style-name="P10"><text:span text:style-name="T5">原声明的最简化版</text:span><text:span text:style-name="Emphasis"><text:span text:style-name="T5">：</text:span></text:span></text:p>
        <text:p text:style-name="P15">pFunx b[<text:span text:style-name="T20">10</text:span>];</text:p>
        <text:p text:style-name="P10"><text:span text:style-name="Strong_20_Emphasis"><text:span text:style-name="T6">3. </text:span></text:span><text:span text:style-name="Strong_20_Emphasis"><text:span text:style-name="T5">原声明：</text:span></text:span><text:span text:style-name="Strong_20_Emphasis"><text:span text:style-name="T6">doube(*)() (*e)[9]; </text:span></text:span><text:span text:style-name="T6"><text:line-break/></text:span><text:span text:style-name="T5">变量名为</text:span><text:span text:style-name="T6">e</text:span><text:span text:style-name="T5">，先替换左边部分，</text:span><text:span text:style-name="T6">pFuny</text:span><text:span text:style-name="T5">为别名一：</text:span></text:p>
        <text:p text:style-name="P15">typedef <text:span text:style-name="T17">double</text:span>(*pFuny)();</text:p>
        <text:p text:style-name="P7"><text:span text:style-name="T11">再替换右边的变量</text:span><text:span text:style-name="T3">e</text:span><text:span text:style-name="T11">，</text:span><text:span text:style-name="T3">pFunParamy</text:span><text:span text:style-name="T11">为别名二</text:span></text:p>
        <text:p text:style-name="P15">typedef pFuny (*pFunParamy)[<text:span text:style-name="T20">9</text:span>];</text:p>
        <text:p text:style-name="P6">原声明的最简化版：</text:p>
        <text:p text:style-name="P14">pFunParamy e;</text:p>
        <text:p text:style-name="P10"><text:span text:style-name="T5">理解复杂声明可用的“</text:span><text:span text:style-name="Strong_20_Emphasis"><text:span text:style-name="T7">右左法则”</text:span></text:span><text:span text:style-name="T5">：</text:span></text:p>
        <text:p text:style-name="P6">从变量名看起，先往右，再往左，碰到一个圆括号就调转阅读的方向；括号内分析完就跳出括号，还是按先右后左的顺序，如此循环，直到整个声明分析完。举例：</text:p>
        <text:p text:style-name="P15"><text:span text:style-name="T17">int</text:span> (*func)(<text:span text:style-name="T17">int</text:span> *p);</text:p>
        <text:p text:style-name="P7"><text:span text:style-name="T11">首 先找到变量名</text:span><text:span text:style-name="T3">func</text:span><text:span text:style-name="T11">，外面有一对圆括号，而且左边是一个</text:span><text:span text:style-name="T3">*</text:span><text:span text:style-name="T11">号，这说明</text:span><text:span text:style-name="T3">func</text:span><text:span text:style-name="T11">是一个指针；然后跳出这个圆括号，先看右边，又遇到圆括号，这说明 </text:span><text:span text:style-name="T3">(*func)</text:span><text:span text:style-name="T11">是一个函数，所以</text:span><text:span text:style-name="T3">func</text:span><text:span text:style-name="T11">是一个指向这类函数的指针，即函数指针，这类函数具有</text:span><text:span text:style-name="T3">int*</text:span><text:span text:style-name="T11">类型的形参，返回值类型是</text:span><text:span text:style-name="T3">int</text:span><text:span text:style-name="T11">。</text:span></text:p>
        <text:p text:style-name="P15"><text:span text:style-name="T17">int</text:span> (*func[<text:span text:style-name="T20">5</text:span>])(<text:span text:style-name="T17">int</text:span> *);</text:p>
        <text:p text:style-name="P7"><text:span text:style-name="T3">func </text:span><text:span text:style-name="T11">右边是一个</text:span><text:span text:style-name="T3">[]</text:span><text:span text:style-name="T11">运算符，说明</text:span><text:span text:style-name="T3">func</text:span><text:span text:style-name="T11">是具有</text:span><text:span text:style-name="T3">5</text:span><text:span text:style-name="T11">个元素的数组；</text:span><text:span text:style-name="T3">func</text:span><text:span text:style-name="T11">的左边有一个</text:span><text:span text:style-name="T3">*</text:span><text:span text:style-name="T11">，说明</text:span><text:span text:style-name="T3">func</text:span><text:span text:style-name="T11">的元素是指针（注意这里的</text:span><text:span text:style-name="T3">*</text:span><text:span text:style-name="T11">不是修饰</text:span><text:span text:style-name="T3">func</text:span><text:span text:style-name="T11">，而是修饰 </text:span><text:span text:style-name="T3">func[5]</text:span><text:span text:style-name="T11">的，原因是</text:span><text:span text:style-name="T3">[]</text:span><text:span text:style-name="T11">运算符优先级比</text:span><text:span text:style-name="T3">*</text:span><text:span text:style-name="T11">高，</text:span><text:span text:style-name="T3">func</text:span><text:span text:style-name="T11">先跟</text:span><text:span text:style-name="T3">[]</text:span><text:span text:style-name="T11">结合）。跳出这个括号，看右边，又遇到圆括号，说明</text:span><text:span text:style-name="T3">func</text:span><text:span text:style-name="T11">数组的元素是函数类型的指 针，它指向的函数具有</text:span><text:span text:style-name="T3">int*</text:span><text:span text:style-name="T11">类型的形参，返回值类型为</text:span><text:span text:style-name="T3">int</text:span><text:span text:style-name="T11">。</text:span></text:p>
        <text:p text:style-name="P11"><text:span text:style-name="T11">也可以记住</text:span><text:span text:style-name="T3">2</text:span><text:span text:style-name="T11">个模式：</text:span><text:span text:style-name="T3"><text:line-break/></text:span><text:span text:style-name="T12">　　</text:span><text:span text:style-name="T13">type (*)(....)</text:span><text:span text:style-name="T12">函数指针 </text:span><text:span text:style-name="T3"><text:line-break/></text:span><text:span text:style-name="T12">　　</text:span><text:span text:style-name="T13">type (*)[]</text:span><text:span text:style-name="T12">数组指针</text:span></text:p>
        <text:h text:style-name="P19" text:outline-level="1"><text:soft-page-break/><text:span text:style-name="T2">2.</text:span><text:span text:style-name="T9">两</text:span><text:span text:style-name="T10">typedef</text:span></text:h>
        <text:h text:style-name="P19" text:outline-level="1"><text:span text:style-name="T10">最近面试被问到typedef和define的一些问题，由于很久没用都忘记了，因此在此做一个详细的介绍。</text:span></text:h>
        <text:h text:style-name="P19" text:outline-level="1"><text:span text:style-name="T10"/></text:h>
        <text:h text:style-name="P19" text:outline-level="1"><text:span text:style-name="T10">1. 四个用途</text:span></text:h>
        <text:h text:style-name="P19" text:outline-level="1"><text:span text:style-name="T10">用途一：</text:span></text:h>
        <text:h text:style-name="P19" text:outline-level="1"><text:span text:style-name="T10">定义一种类型的别名，而不只是简单的宏替换。可以用作同时声明指针型的多个对象。比如：</text:span></text:h>
        <text:h text:style-name="P19" text:outline-level="1"><text:span text:style-name="T10"/></text:h>
        <text:h text:style-name="P19" text:outline-level="1"><text:span text:style-name="T10">char* pa, pb; // 这多数不符合我们的意图，它只声明了一个指向字符变量的指针， 和一个字符变量；</text:span></text:h>
        <text:h text:style-name="P19" text:outline-level="1"><text:span text:style-name="T10">以下则可行：</text:span></text:h>
        <text:h text:style-name="P19" text:outline-level="1"><text:span text:style-name="T10"/></text:h>
        <text:h text:style-name="P19" text:outline-level="1"><text:soft-page-break/><text:span text:style-name="T10">typedef char* PCHAR; // 一般用大写</text:span></text:h>
        <text:h text:style-name="P19" text:outline-level="1"><text:span text:style-name="T10">PCHAR pa, pb; // 可行，同时声明了两个指向字符变量的指针</text:span></text:h>
        <text:h text:style-name="P19" text:outline-level="1"><text:span text:style-name="T10">虽然：</text:span></text:h>
        <text:h text:style-name="P19" text:outline-level="1"><text:span text:style-name="T10"/></text:h>
        <text:h text:style-name="P19" text:outline-level="1"><text:span text:style-name="T10">char *pa, *pb;</text:span></text:h>
        <text:h text:style-name="P19" text:outline-level="1"><text:span text:style-name="T10">也可行，但相对来说没有用typedef的形式直观，尤其在需要大量指针的地方，typedef的方式更省事。</text:span></text:h>
        <text:h text:style-name="P19" text:outline-level="1"><text:span text:style-name="T10"/></text:h>
        <text:h text:style-name="P19" text:outline-level="1"><text:span text:style-name="T10"><text:s/></text:span></text:h>
        <text:h text:style-name="P19" text:outline-level="1"><text:span text:style-name="T10"/></text:h>
        <text:h text:style-name="P19" text:outline-level="1"><text:span text:style-name="T10">用途二：</text:span></text:h>
        <text:h text:style-name="P19" text:outline-level="1"><text:soft-page-break/><text:span text:style-name="T10">用在旧的C的代码中（具体多旧没有查），帮助struct。以前的代码中，声明struct新对象时，必须要带上struct，即形式为： struct 结构名 对象名，如：</text:span></text:h>
        <text:h text:style-name="P19" text:outline-level="1"><text:span text:style-name="T10"/></text:h>
        <text:h text:style-name="P19" text:outline-level="1"><text:span text:style-name="T10"><text:s/></text:span></text:h>
        <text:h text:style-name="P19" text:outline-level="1"><text:span text:style-name="T10"/></text:h>
        <text:h text:style-name="P19" text:outline-level="1"><text:span text:style-name="T10">复制代码</text:span></text:h>
        <text:h text:style-name="P19" text:outline-level="1"><text:span text:style-name="T10">struct tagPOINT1 <text:s/></text:span></text:h>
        <text:h text:style-name="P19" text:outline-level="1"><text:span text:style-name="T10">{ <text:s/></text:span></text:h>
        <text:h text:style-name="P19" text:outline-level="1"><text:span text:style-name="T10"><text:s text:c="4"/>int x; <text:s/></text:span></text:h>
        <text:h text:style-name="P19" text:outline-level="1"><text:span text:style-name="T10"><text:s text:c="4"/>int y; <text:s/></text:span></text:h>
        <text:h text:style-name="P19" text:outline-level="1"><text:span text:style-name="T10">}; <text:s/></text:span></text:h>
        <text:h text:style-name="P19" text:outline-level="1"><text:soft-page-break/><text:span text:style-name="T10">struct tagPOINT1 p1; </text:span></text:h>
        <text:h text:style-name="P19" text:outline-level="1"><text:span text:style-name="T10">复制代码</text:span></text:h>
        <text:h text:style-name="P19" text:outline-level="1"><text:span text:style-name="T10">而在C++中，则可以直接写：结构名 对象名，即：</text:span></text:h>
        <text:h text:style-name="P19" text:outline-level="1"><text:span text:style-name="T10"/></text:h>
        <text:h text:style-name="P19" text:outline-level="1"><text:span text:style-name="T10">tagPOINT1 p1;</text:span></text:h>
        <text:h text:style-name="P19" text:outline-level="1"><text:span text:style-name="T10"/></text:h>
        <text:h text:style-name="P19" text:outline-level="1"><text:span text:style-name="T10">估计某人觉得经常多写一个struct太麻烦了，于是就发明了： </text:span></text:h>
        <text:h text:style-name="P19" text:outline-level="1"><text:span text:style-name="T10"/></text:h>
        <text:h text:style-name="P19" text:outline-level="1"><text:span text:style-name="T10">typedef struct tagPOINT <text:s/></text:span></text:h>
        <text:h text:style-name="P19" text:outline-level="1"><text:span text:style-name="T10">{ <text:s/></text:span></text:h>
        <text:h text:style-name="P19" text:outline-level="1"><text:span text:style-name="T10"><text:s text:c="4"/>int x; <text:s/></text:span></text:h>
        <text:h text:style-name="P19" text:outline-level="1"><text:span text:style-name="T10"><text:s text:c="4"/>int y; <text:s/></text:span></text:h>
        <text:h text:style-name="P19" text:outline-level="1"><text:soft-page-break/><text:span text:style-name="T10">}POINT; <text:s/></text:span></text:h>
        <text:h text:style-name="P19" text:outline-level="1"><text:span text:style-name="T10">POINT p1; // 这样就比原来的方式少写了一个struct，比较省事，尤其在大量使用的时候 </text:span></text:h>
        <text:h text:style-name="P19" text:outline-level="1"><text:span text:style-name="T10">或许，在C++中，typedef的这种用途二不是很大，但是理解了它，对掌握以前的旧代码还是有帮助的，毕竟我们在项目中有可能会遇到较早些年代遗留下来的代码。</text:span></text:h>
        <text:h text:style-name="P19" text:outline-level="1"><text:span text:style-name="T10"/></text:h>
        <text:h text:style-name="P19" text:outline-level="1"><text:span text:style-name="T10">用途三：</text:span></text:h>
        <text:h text:style-name="P19" text:outline-level="1"><text:span text:style-name="T10">用typedef来定义与平台无关的类型。</text:span></text:h>
        <text:h text:style-name="P19" text:outline-level="1"><text:span text:style-name="T10">比如定义一个叫 REAL 的浮点类型，在目标平台一上，让它表示最高精度的类型为：</text:span></text:h>
        <text:h text:style-name="P19" text:outline-level="1"><text:span text:style-name="T10"/></text:h>
        <text:h text:style-name="P19" text:outline-level="1"><text:soft-page-break/><text:span text:style-name="T10">typedef long double REAL; </text:span></text:h>
        <text:h text:style-name="P19" text:outline-level="1"><text:span text:style-name="T10">在不支持 long double 的平台二上，改为：</text:span></text:h>
        <text:h text:style-name="P19" text:outline-level="1"><text:span text:style-name="T10"/></text:h>
        <text:h text:style-name="P19" text:outline-level="1"><text:span text:style-name="T10">typedef double REAL; </text:span></text:h>
        <text:h text:style-name="P19" text:outline-level="1"><text:span text:style-name="T10">在连 double 都不支持的平台三上，改为：</text:span></text:h>
        <text:h text:style-name="P19" text:outline-level="1"><text:span text:style-name="T10"/></text:h>
        <text:h text:style-name="P19" text:outline-level="1"><text:span text:style-name="T10">typedef float REAL; <text:s/></text:span></text:h>
        <text:h text:style-name="P19" text:outline-level="1"><text:span text:style-name="T10"><text:s/></text:span></text:h>
        <text:h text:style-name="P19" text:outline-level="1"><text:span text:style-name="T10"/></text:h>
        <text:h text:style-name="P19" text:outline-level="1"><text:soft-page-break/><text:span text:style-name="T10">　　也就是说，当跨平台时，只要改下 typedef 本身就行，不用对其他源码做任何修改。标准库就广泛使用了这个技巧，比如size_t。另外，因为typedef是定义了一种类型的新别名，不是简单的字符串替换，所以它比宏来得稳健（虽然用宏有时也可以完成以上的用途）。</text:span></text:h>
        <text:h text:style-name="P19" text:outline-level="1"><text:span text:style-name="T10"/></text:h>
        <text:h text:style-name="P19" text:outline-level="1"><text:span text:style-name="T10">用途四：</text:span></text:h>
        <text:h text:style-name="P19" text:outline-level="1"><text:span text:style-name="T10">为复杂的声明定义一个新的简单的别名。方法是：在原来的声明里逐步用别名替换一部分复杂声明，如此循环，把带变量名的部分留到最后替换，得到的就是原声明的最简化版。举例：</text:span></text:h>
        <text:h text:style-name="P19" text:outline-level="1"><text:span text:style-name="T10"/></text:h>
        <text:h text:style-name="P19" text:outline-level="1"><text:span text:style-name="T10">1. 原声明：int *(*a[5])(int, char*);</text:span></text:h>
        <text:h text:style-name="P19" text:outline-level="1"><text:soft-page-break/><text:span text:style-name="T10"/></text:h>
        <text:h text:style-name="P19" text:outline-level="1"><text:span text:style-name="T10">变量名为a，直接用一个新别名pFun替换a就可以了：</text:span></text:h>
        <text:h text:style-name="P19" text:outline-level="1"><text:span text:style-name="T10"/></text:h>
        <text:h text:style-name="P19" text:outline-level="1"><text:span text:style-name="T10">typedef int *(*pFun)(int, char*); </text:span></text:h>
        <text:h text:style-name="P19" text:outline-level="1"><text:span text:style-name="T10">原声明的最简化版：</text:span></text:h>
        <text:h text:style-name="P19" text:outline-level="1"><text:span text:style-name="T10"/></text:h>
        <text:h text:style-name="P19" text:outline-level="1"><text:span text:style-name="T10">pFun a[5];</text:span></text:h>
        <text:h text:style-name="P19" text:outline-level="1"><text:span text:style-name="T10">2. 原声明：void (*b[10]) (void (*)());</text:span></text:h>
        <text:h text:style-name="P19" text:outline-level="1"><text:span text:style-name="T10">变量名为b，先替换右边部分括号里的，pFunParam为别名一：</text:span></text:h>
        <text:h text:style-name="P19" text:outline-level="1"><text:span text:style-name="T10"/></text:h>
        <text:h text:style-name="P19" text:outline-level="1"><text:span text:style-name="T10">typedef void (*pFunParam)();</text:span></text:h>
        <text:h text:style-name="P19" text:outline-level="1"><text:soft-page-break/><text:span text:style-name="T10">再替换左边的变量b，pFunx为别名二：</text:span></text:h>
        <text:h text:style-name="P19" text:outline-level="1"><text:span text:style-name="T10"/></text:h>
        <text:h text:style-name="P19" text:outline-level="1"><text:span text:style-name="T10">typedef void (*pFunx)(pFunParam);</text:span></text:h>
        <text:h text:style-name="P19" text:outline-level="1"><text:span text:style-name="T10">原声明的最简化版：</text:span></text:h>
        <text:h text:style-name="P19" text:outline-level="1"><text:span text:style-name="T10"/></text:h>
        <text:h text:style-name="P19" text:outline-level="1"><text:span text:style-name="T10">pFunx b[10];</text:span></text:h>
        <text:h text:style-name="P19" text:outline-level="1"><text:span text:style-name="T10">3. 原声明：doube(*)() (*e)[9]; </text:span></text:h>
        <text:h text:style-name="P19" text:outline-level="1"><text:span text:style-name="T10">变量名为e，先替换左边部分，pFuny为别名一：</text:span></text:h>
        <text:h text:style-name="P19" text:outline-level="1"><text:span text:style-name="T10"/></text:h>
        <text:h text:style-name="P19" text:outline-level="1"><text:span text:style-name="T10">typedef double(*pFuny)();</text:span></text:h>
        <text:h text:style-name="P19" text:outline-level="1"><text:span text:style-name="T10">再替换右边的变量e，pFunParamy为别名二</text:span></text:h>
        <text:h text:style-name="P19" text:outline-level="1"><text:span text:style-name="T10"/></text:h>
        <text:h text:style-name="P19" text:outline-level="1"><text:soft-page-break/><text:span text:style-name="T10">typedef pFuny (*pFunParamy)[9];</text:span></text:h>
        <text:h text:style-name="P19" text:outline-level="1"><text:span text:style-name="T10">原声明的最简化版：</text:span></text:h>
        <text:h text:style-name="P19" text:outline-level="1"><text:span text:style-name="T10"/></text:h>
        <text:h text:style-name="P19" text:outline-level="1"><text:span text:style-name="T10">pFunParamy e;</text:span></text:h>
        <text:h text:style-name="P19" text:outline-level="1"><text:span text:style-name="T10">理解复杂声明可用的“右左法则”：</text:span></text:h>
        <text:h text:style-name="P19" text:outline-level="1"><text:span text:style-name="T10"/></text:h>
        <text:h text:style-name="P19" text:outline-level="1"><text:span text:style-name="T10">从变量名看起，先往右，再往左，碰到一个圆括号就调转阅读的方向；括号内分析完就跳出括号，还是按先右后左的顺序，如此循环，直到整个声明分析完。举例：</text:span></text:h>
        <text:h text:style-name="P19" text:outline-level="1"><text:span text:style-name="T10"/></text:h>
        <text:h text:style-name="P19" text:outline-level="1"><text:span text:style-name="T10">int (*func)(int *p);</text:span></text:h>
        <text:h text:style-name="P19" text:outline-level="1"><text:soft-page-break/><text:span text:style-name="T10">首 先找到变量名func，外面有一对圆括号，而且左边是一个*号，这说明func是一个指针；然后跳出这个圆括号，先看右边，又遇到圆括号，这说明 (*func)是一个函数，所以func是一个指向这类函数的指针，即函数指针，这类函数具有int*类型的形参，返回值类型是int。</text:span></text:h>
        <text:h text:style-name="P19" text:outline-level="1"><text:span text:style-name="T10"/></text:h>
        <text:h text:style-name="P19" text:outline-level="1"><text:span text:style-name="T10">int (*func[5])(int *);</text:span></text:h>
        <text:h text:style-name="P19" text:outline-level="1"><text:span text:style-name="T10">func 右边是一个[]运算符，说明func是具有5个元素的数组；func的左边有一个*，说明func的元素是指针（注意这里的*不是修饰func，而是修饰 func[5]的，原因是[]运算符优先级比*高，func先跟[]结合）。跳出这个括号，看右边，又遇到圆括号，说明func数组的元素是函数类型的指 针，它指向的函数具有int*类型的形参，返回值类型为int。</text:span></text:h>
        <text:h text:style-name="P19" text:outline-level="1"><text:soft-page-break/><text:span text:style-name="T10"/></text:h>
        <text:h text:style-name="P19" text:outline-level="1"><text:span text:style-name="T10">也可以记住2个模式：</text:span></text:h>
        <text:h text:style-name="P19" text:outline-level="1"><text:span text:style-name="T10">　　type (*)(....)函数指针 </text:span></text:h>
        <text:h text:style-name="P19" text:outline-level="1"><text:span text:style-name="T10">　　type (*)[]数组指针</text:span></text:h>
        <text:h text:style-name="P19" text:outline-level="1"><text:span text:style-name="T10"/></text:h>
        <text:h text:style-name="P19" text:outline-level="1"><text:span text:style-name="T10">2.两大陷阱</text:span></text:h>
        <text:h text:style-name="P19" text:outline-level="1"><text:span text:style-name="T10">陷阱一：</text:span></text:h>
        <text:h text:style-name="P19" text:outline-level="1"><text:span text:style-name="T10">记住，typedef是定义了一种类型的新别名，不同于宏，它不是简单的字符串替换。比如：</text:span></text:h>
        <text:h text:style-name="P19" text:outline-level="1"><text:span text:style-name="T10">先定义：</text:span></text:h>
        <text:h text:style-name="P19" text:outline-level="1"><text:span text:style-name="T10"/></text:h>
        <text:h text:style-name="P19" text:outline-level="1"><text:span text:style-name="T10">typedef char* PSTR;</text:span></text:h>
        <text:h text:style-name="P19" text:outline-level="1"><text:soft-page-break/><text:span text:style-name="T10">然后：</text:span></text:h>
        <text:h text:style-name="P19" text:outline-level="1"><text:span text:style-name="T10"/></text:h>
        <text:h text:style-name="P19" text:outline-level="1"><text:span text:style-name="T10">int mystrcmp(const PSTR, const PSTR);</text:span></text:h>
        <text:h text:style-name="P19" text:outline-level="1"><text:span text:style-name="T10">const PSTR实际上相当于const char*吗？不是的，它实际上相当于char* const。原因在于const给予了整个指针本身以常量性，也就是形成了常量指针char* const。</text:span></text:h>
        <text:h text:style-name="P19" text:outline-level="1"><text:span text:style-name="T10"/></text:h>
        <text:h text:style-name="P19" text:outline-level="1"><text:span text:style-name="T10">简单来说，记住当const和typedef一起出现时，typedef不会是简单的字符串替换就行。</text:span></text:h>
        <text:h text:style-name="P19" text:outline-level="1"><text:span text:style-name="T10"/></text:h>
        <text:h text:style-name="P19" text:outline-level="1"><text:span text:style-name="T10">陷阱二：</text:span></text:h>
        <text:h text:style-name="P19" text:outline-level="1"><text:soft-page-break/><text:span text:style-name="T10">typedef在语法上是一个存储类的关键字（如auto、extern、mutable、static、register等一样），虽然它并不真正影响对象的存储特性，如：</text:span></text:h>
        <text:h text:style-name="P19" text:outline-level="1"><text:span text:style-name="T10"/></text:h>
        <text:h text:style-name="P19" text:outline-level="1"><text:span text:style-name="T10">typedef static int INT2; //不可行</text:span></text:h>
        <text:h text:style-name="P19" text:outline-level="1"><text:span text:style-name="T10">编译将失败，会提示“指定了一个以上的存储类”。</text:span></text:h>
        <text:h text:style-name="P19" text:outline-level="1"><text:span text:style-name="T10"/></text:h>
        <text:h text:style-name="P19" text:outline-level="1"><text:span text:style-name="T10"><text:s/></text:span></text:h>
        <text:h text:style-name="P19" text:outline-level="1"><text:span text:style-name="T10"/></text:h>
        <text:h text:style-name="P19" text:outline-level="1"><text:span text:style-name="T10">3.typedef 与 #define的区别</text:span></text:h>
        <text:h text:style-name="P19" text:outline-level="1"><text:soft-page-break/><text:span text:style-name="T10">（1）#define是预处理指令，在编译预处理时进行简单的替换，不作正确性检查，不关含义是否正确照样带入，只有在编译已被展开的源程序时才会发现可能的错误并报错。</text:span></text:h>
        <text:h text:style-name="P19" text:outline-level="1"><text:span text:style-name="T10">例如：</text:span></text:h>
        <text:h text:style-name="P19" text:outline-level="1"><text:span text:style-name="T10">#define PI 3.1415926 </text:span></text:h>
        <text:h text:style-name="P19" text:outline-level="1"><text:span text:style-name="T10">程序中的：area=PI*r*r 会替换为3.1415926*r*r </text:span></text:h>
        <text:h text:style-name="P19" text:outline-level="1"><text:span text:style-name="T10">如果你把#define语句中的数字9 写成字母g 预处理也照样带入。 </text:span></text:h>
        <text:h text:style-name="P19" text:outline-level="1"><text:span text:style-name="T10"/></text:h>
        <text:h text:style-name="P19" text:outline-level="1"><text:span text:style-name="T10">而typedef是在编译时处理的。它在自己的作用域内给一个已经存在的类型一个别名，</text:span></text:h>
        <text:h text:style-name="P19" text:outline-level="1"><text:span text:style-name="T10"/></text:h>
        <text:h text:style-name="P19" text:outline-level="1"><text:soft-page-break/><text:span text:style-name="T10">案例一：</text:span></text:h>
        <text:h text:style-name="P19" text:outline-level="1"><text:span text:style-name="T10">通常讲，typedef要比#define要好，特别是在有指针的场合。请看例子：</text:span></text:h>
        <text:h text:style-name="P19" text:outline-level="1"><text:span text:style-name="T10"/></text:h>
        <text:h text:style-name="P19" text:outline-level="1"><text:span text:style-name="T10">typedef char *pStr1; <text:s/></text:span></text:h>
        <text:h text:style-name="P19" text:outline-level="1"><text:span text:style-name="T10">#define pStr2 char *; <text:s/></text:span></text:h>
        <text:h text:style-name="P19" text:outline-level="1"><text:span text:style-name="T10">pStr1 s1, s2; <text:s/></text:span></text:h>
        <text:h text:style-name="P19" text:outline-level="1"><text:span text:style-name="T10">pStr2 s3, s4; <text:s/></text:span></text:h>
        <text:h text:style-name="P19" text:outline-level="1"><text:span text:style-name="T10">在上述的变量定义中，s1、s2、s3都被定义为char *，而s4则定义成了char，不是我们所预期的指针变量，根本原因就在于#define只是简单的字符串替换而typedef则是为一个类型起新名字。</text:span></text:h>
        <text:h text:style-name="P19" text:outline-level="1"><text:span text:style-name="T10"/></text:h>
        <text:h text:style-name="P19" text:outline-level="1"><text:soft-page-break/><text:span text:style-name="T10">案例二：</text:span></text:h>
        <text:h text:style-name="P19" text:outline-level="1"><text:span text:style-name="T10">下面的代码中编译器会报一个错误，你知道是哪个语句错了吗？</text:span></text:h>
        <text:h text:style-name="P19" text:outline-level="1"><text:span text:style-name="T10"/></text:h>
        <text:h text:style-name="P19" text:outline-level="1"><text:span text:style-name="T10">复制代码</text:span></text:h>
        <text:h text:style-name="P19" text:outline-level="1"><text:span text:style-name="T10">typedef char * pStr; <text:s/></text:span></text:h>
        <text:h text:style-name="P19" text:outline-level="1"><text:span text:style-name="T10">char string[4] = "abc"; <text:s/></text:span></text:h>
        <text:h text:style-name="P19" text:outline-level="1"><text:span text:style-name="T10">const char *p1 = string; <text:s/></text:span></text:h>
        <text:h text:style-name="P19" text:outline-level="1"><text:span text:style-name="T10">const pStr p2 = string; <text:s/></text:span></text:h>
        <text:h text:style-name="P19" text:outline-level="1"><text:span text:style-name="T10">p1++; <text:s/></text:span></text:h>
        <text:h text:style-name="P19" text:outline-level="1"><text:span text:style-name="T10">p2++; <text:s/></text:span></text:h>
        <text:h text:style-name="P19" text:outline-level="1"><text:span text:style-name="T10">复制代码</text:span></text:h>
        <text:h text:style-name="P19" text:outline-level="1"><text:span text:style-name="T10"><text:s/></text:span></text:h>
        <text:h text:style-name="P19" text:outline-level="1"><text:soft-page-break/><text:span text:style-name="T10"/></text:h>
        <text:h text:style-name="P19" text:outline-level="1"><text:span text:style-name="T10">是p2++出错了。这个问题再一次提醒我们：typedef和#define不同，它不是简单的文本替换。上述代码中const pStr p2并不等于const char * p2。const pStr p2和const long x本质上没有区别，都是对变量进行只读限制，只不过此处变量p2的数据类型是我们自己定义的而不是系统固有类型而已。因此，const pStr p2的含义是：限定数据类型为char *的变量p2为只读，因此p2++错误。</text:span><text:span text:style-name="T9">大陷阱</text:span></text:h>
        <text:h text:style-name="P12" text:outline-level="3">陷阱一：</text:h>
        <text:p text:style-name="P11"><text:span text:style-name="T12">记住，</text:span><text:span text:style-name="T13">typedef</text:span><text:span text:style-name="T12">是定义了一种类型的新别名，不同于宏，它不是简单的字符串替换。</text:span><text:span text:style-name="T11">比如：</text:span><text:span text:style-name="T3"><text:line-break/></text:span><text:span text:style-name="T11">先定义：</text:span></text:p>
        <text:p text:style-name="P15">typedef <text:span text:style-name="T17">char</text:span>* PSTR;</text:p>
        <text:p text:style-name="P6">然后：</text:p>
        <text:p text:style-name="P15"><text:span text:style-name="T17">int</text:span> mystrcmp(<text:span text:style-name="T17">const</text:span> PSTR, <text:span text:style-name="T17">const</text:span> PSTR);</text:p>
        <text:p text:style-name="P10"><text:span text:style-name="T6">const PSTR</text:span><text:span text:style-name="T5">实际上相当于</text:span><text:span text:style-name="T6">const char*</text:span><text:span text:style-name="T5">吗？不是的，它实际上相当于</text:span><text:span text:style-name="T8">char* const</text:span><text:span text:style-name="T5">。</text:span><text:span text:style-name="Strong_20_Emphasis"><text:span text:style-name="T5">原因在于</text:span></text:span><text:span text:style-name="Strong_20_Emphasis"><text:span text:style-name="T6">const</text:span></text:span><text:span text:style-name="Strong_20_Emphasis"><text:span text:style-name="T5">给予了整个指针本身以常量性，也就是形成了常量指针</text:span></text:span><text:span text:style-name="Strong_20_Emphasis"><text:span text:style-name="T6">char* const</text:span></text:span><text:span text:style-name="Strong_20_Emphasis"><text:span text:style-name="T5">。</text:span></text:span></text:p>
        <text:p text:style-name="P7"><text:span text:style-name="T11">简单来说，记住当</text:span><text:span text:style-name="T3">const</text:span><text:span text:style-name="T11">和</text:span><text:span text:style-name="T3">typedef</text:span><text:span text:style-name="T11">一起出现时，</text:span><text:span text:style-name="T3">typedef</text:span><text:span text:style-name="T11">不会是简单的字符串替换就行。</text:span></text:p>
        <text:h text:style-name="P12" text:outline-level="3"><text:soft-page-break/>陷阱二：</text:h>
        <text:p text:style-name="P7"><text:span text:style-name="T3">typedef</text:span><text:span text:style-name="T11">在语法上是一个存储类的关键字（如</text:span><text:span text:style-name="T3">auto</text:span><text:span text:style-name="T11">、</text:span><text:span text:style-name="T3">extern</text:span><text:span text:style-name="T11">、</text:span><text:span text:style-name="T3">mutable</text:span><text:span text:style-name="T11">、</text:span><text:span text:style-name="T3">static</text:span><text:span text:style-name="T11">、</text:span><text:span text:style-name="T3">register</text:span><text:span text:style-name="T11">等一样），虽然它并不真正影响对象的存储特性，如：</text:span></text:p>
        <text:p text:style-name="P13"><text:span text:style-name="T14">typedef </text:span><text:span text:style-name="T16">static</text:span><text:span text:style-name="T14"> </text:span><text:span text:style-name="T16">int</text:span><text:span text:style-name="T14"> INT2; </text:span><text:span text:style-name="T18">//</text:span><text:span text:style-name="T19">不可行</text:span></text:p>
        <text:p text:style-name="P6">编译将失败，会提示“指定了一个以上的存储类”。</text:p>
        <text:p text:style-name="P7"> </text:p>
        <text:h text:style-name="P18" text:outline-level="1"><text:span text:style-name="T2">3.typedef </text:span><text:span text:style-name="T9">与 </text:span><text:span text:style-name="T2">#define</text:span><text:span text:style-name="T9">的区别</text:span></text:h>
        <text:p text:style-name="P1"><text:span text:style-name="T5">（</text:span><text:span text:style-name="T6">1</text:span><text:span text:style-name="T5">）</text:span><text:span text:style-name="T6">#define</text:span><text:span text:style-name="T5">是预处理指令，</text:span><text:span text:style-name="Strong_20_Emphasis"><text:span text:style-name="T5">在编译预处理时进行简单的替换，不作正确性检查</text:span></text:span><text:span text:style-name="T5">，不关含义是否正确照样带入，只有在编译已被展开的源程序时才会发现可能的错误并报错。</text:span></text:p>
        <text:p text:style-name="P3">例如：</text:p>
        <text:p text:style-name="P15"><text:span text:style-name="T17">#define</text:span> PI 3.1415926 </text:p>
        <text:p text:style-name="P7"><text:span text:style-name="T11">程序中的：</text:span><text:span text:style-name="T3">area=PI*r*r </text:span><text:span text:style-name="T11">会替换为</text:span><text:span text:style-name="T3">3.1415926*r*r <text:line-break/></text:span><text:span text:style-name="T11">如果你把</text:span><text:span text:style-name="T3">#define</text:span><text:span text:style-name="T11">语句中的数字</text:span><text:span text:style-name="T3">9 </text:span><text:span text:style-name="T11">写成字母</text:span><text:span text:style-name="T3">g </text:span><text:span text:style-name="T11">预处理也照样带入。 </text:span></text:p>
        <text:p text:style-name="P10"><text:span text:style-name="Strong_20_Emphasis"><text:span text:style-name="T5">而</text:span></text:span><text:span text:style-name="Strong_20_Emphasis"><text:span text:style-name="T6">typedef</text:span></text:span><text:span text:style-name="Strong_20_Emphasis"><text:span text:style-name="T5">是在编译时处理的。</text:span></text:span><text:span text:style-name="T5">它在自己的作用域内给一个已经存在的类型一个别名，</text:span></text:p>
        <text:h text:style-name="P12" text:outline-level="3">案例一：</text:h>
        <text:p text:style-name="P7"><text:span text:style-name="T11">通常讲，</text:span><text:span text:style-name="T3">typedef</text:span><text:span text:style-name="T11">要比</text:span><text:span text:style-name="T3">#define</text:span><text:span text:style-name="T11">要好，特别是在有指针的场合。请看例子：</text:span></text:p>
        <text:p text:style-name="P15">typedef <text:span text:style-name="T17">char</text:span> *<text:span text:style-name="T1">pStr1; <text:s/></text:span></text:p>
        <text:p text:style-name="P15"><text:span text:style-name="T17">#define</text:span> pStr2 char *; <text:s/></text:p>
        <text:p text:style-name="P16">pStr1 s1, s2; <text:s/></text:p>
        <text:p text:style-name="P16">pStr2 s3, s4; <text:s/></text:p>
        <text:p text:style-name="P7"><text:span text:style-name="T11">在上述的变量定义中，</text:span><text:span text:style-name="T3">s1</text:span><text:span text:style-name="T11">、</text:span><text:span text:style-name="T3">s2</text:span><text:span text:style-name="T11">、</text:span><text:span text:style-name="T3">s3</text:span><text:span text:style-name="T11">都被定义为</text:span><text:span text:style-name="T3">char *</text:span><text:span text:style-name="T11">，而</text:span><text:span text:style-name="T3">s4</text:span><text:span text:style-name="T11">则定义成了</text:span><text:span text:style-name="T3">char</text:span><text:span text:style-name="T11">，不是我们所预期的指针变量，根本原因就在于</text:span><text:span text:style-name="T3">#define</text:span><text:span text:style-name="T11">只是简单的字符串替换而</text:span><text:span text:style-name="T3">typedef</text:span><text:span text:style-name="T11">则是为一个类型起新名字。</text:span></text:p>
        <text:h text:style-name="P12" text:outline-level="3">案例二：</text:h>
        <text:p text:style-name="P6">下面的代码中编译器会报一个错误，你知道是哪个语句错了吗？</text:p>
        <text:p text:style-name="P2"><draw:a xlink:type="simple" xlink:href="javascript:void(0);"><draw:frame draw:style-name="fr1" draw:name="Image3" text:anchor-type="as-char" svg:width="0.2291in" svg:height="0.2291in" draw:z-index="2"><draw:image xlink:href="Pictures/100002000000001400000014532158C6F6295C91.gif" xlink:type="simple" xlink:show="embed" xlink:actuate="onLoad"/><svg:title>复制代码</svg:title></draw:frame></draw:a></text:p>
        <text:p text:style-name="P15">typedef <text:span text:style-name="T17">char</text:span> *<text:span text:style-name="T1"> pStr; <text:s/></text:span></text:p>
        <text:p text:style-name="P15"><text:span text:style-name="T17">char</text:span> <text:span text:style-name="T17">string</text:span>[<text:span text:style-name="T20">4</text:span>] = <text:span text:style-name="T21">"abc"</text:span><text:span text:style-name="T1">; <text:s/></text:span></text:p>
        <text:p text:style-name="P15"><text:soft-page-break/><text:span text:style-name="T17">const</text:span> <text:span text:style-name="T17">char</text:span> *p1 = <text:span text:style-name="T17">string</text:span><text:span text:style-name="T1">; <text:s/></text:span></text:p>
        <text:p text:style-name="P15"><text:span text:style-name="T17">const</text:span> pStr p2 = <text:span text:style-name="T17">string</text:span><text:span text:style-name="T1">; <text:s/></text:span></text:p>
        <text:p text:style-name="P15"><text:span text:style-name="T1">p1</text:span>++<text:span text:style-name="T1">; <text:s/></text:span></text:p>
        <text:p text:style-name="P17"><text:span text:style-name="T1">p2</text:span>++; <text:s/></text:p>
        <text:p text:style-name="P2"><draw:a xlink:type="simple" xlink:href="javascript:void(0);"><draw:frame draw:style-name="fr1" draw:name="Image4" text:anchor-type="as-char" svg:width="0.2291in" svg:height="0.2291in" draw:z-index="3"><draw:image xlink:href="Pictures/100002000000001400000014532158C6F6295C91.gif" xlink:type="simple" xlink:show="embed" xlink:actuate="onLoad"/><svg:title>复制代码</svg:title></draw:frame></draw:a></text:p>
        <text:p text:style-name="P7"> </text:p>
        <text:p text:style-name="P7"><text:span text:style-name="T11">是</text:span><text:span text:style-name="T3">p2++</text:span><text:span text:style-name="T11">出错了。这个问题再一次提醒我们：</text:span><text:span text:style-name="T3">typedef</text:span><text:span text:style-name="T11">和</text:span><text:span text:style-name="T3">#define</text:span><text:span text:style-name="T11">不同，它不是简单的文本替换。上述代码中</text:span><text:span text:style-name="T3">const pStr p2</text:span><text:span text:style-name="T11">并不等于</text:span><text:span text:style-name="T3">const char * p2</text:span><text:span text:style-name="T11">。</text:span><text:span text:style-name="T3">const pStr p2</text:span><text:span text:style-name="T11">和</text:span><text:span text:style-name="T3">const long x</text:span><text:span text:style-name="T11">本质上没有区别，都是对变量进行只读限制，只不过此处变量</text:span><text:span text:style-name="T3">p2</text:span><text:span text:style-name="T11">的数据类型是我们自己定义的而不是系统固有类型而已。因此，</text:span><text:span text:style-name="T3">const pStr p2</text:span><text:span text:style-name="T11">的含义是：限定数据类型为</text:span><text:span text:style-name="T3">char *</text:span><text:span text:style-name="T11">的变量</text:span><text:span text:style-name="T3">p2</text:span><text:span text:style-name="T11">为只读，因此</text:span><text:span text:style-name="T3">p2++</text:span><text:span text:style-name="T11">错误。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44:56.114379872</meta:creation-date>
    <dc:date>2019-09-02T09:45:16.789794956</dc:date>
    <meta:editing-duration>PT20S</meta:editing-duration>
    <meta:editing-cycles>1</meta:editing-cycles>
    <meta:document-statistic meta:table-count="0" meta:image-count="4" meta:object-count="0" meta:page-count="23" meta:paragraph-count="220" meta:word-count="4006" meta:character-count="6551" meta:non-whitespace-character-count="6106"/>
    <meta:generator>LibreOffice/5.1.6.2$Linux_X86_64 LibreOffice_project/10m0$Build-2</meta:generator>
  </office:meta>
</office:document-meta>
</file>